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0080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 draw:opacity="25%"/>
      <style:paragraph-properties fo:text-align="center"/>
      <style:text-properties fo:font-size="12pt"/>
    </style:style>
    <style:style style:name="P9" style:family="paragraph">
      <loext:graphic-properties draw:fill-color="#801900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6" draw:text-style-name="P7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7" draw:text-style-name="P8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 10" draw:style-name="gr1" draw:text-style-name="P3" svg:width="0.1335in" svg:height="0.1335in" svg:x="0.4201in" svg:y="0.420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" draw:style-name="gr5" draw:text-style-name="P6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1" draw:text-style-name="P10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7" draw:style-name="gr1" draw:text-style-name="P3" svg:width="0.1335in" svg:height="0.1335in" svg:x="0.43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2" draw:text-style-name="P11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6" draw:style-name="gr3" draw:text-style-name="P5" svg:width="0.1358in" svg:height="0.1358in" svg:x="0.4063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9" draw:text-style-name="P9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8" draw:style-name="gr2" draw:text-style-name="P4" svg:width="0.1335in" svg:height="0.1335in" svg:x="0.41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7" draw:text-style-name="P8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0" draw:text-style-name="P7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4" draw:text-style-name="P5" svg:width="0.1335in" svg:height="0.1335in" svg:x="0.427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8" draw:text-style-name="P9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5" draw:name="Shape 9" draw:style-name="gr1" draw:text-style-name="P3" svg:width="0.1335in" svg:height="0.1335in" svg:x="0.381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7" draw:text-style-name="P8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6" draw:text-style-name="P7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8:04:28.258696679</dc:date>
    <meta:editing-duration>PT1H35M53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